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 Light" fo:font-size="20pt" fo:language="fr" fo:country="FR" officeooo:rsid="000d57c1" officeooo:paragraph-rsid="000d57c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Futura Std Condensed Light" fo:font-size="20pt" fo:language="fr" fo:country="FR" officeooo:rsid="000d57c1" officeooo:paragraph-rsid="000d57c1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Futura Std Condensed Light" fo:font-size="20pt" fo:language="fr" fo:country="FR" officeooo:rsid="000d57c1" officeooo:paragraph-rsid="000fe463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Futura Std Condensed Light" fo:font-size="16pt" fo:language="fr" fo:country="FR" officeooo:rsid="000d57c1" officeooo:paragraph-rsid="000d57c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Futura Std Condensed Light" fo:font-size="16pt" fo:language="fr" fo:country="FR" officeooo:rsid="000d57c1" officeooo:paragraph-rsid="000fe46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Futura Std Condensed Light" fo:font-size="16pt" fo:language="fr" fo:country="FR" officeooo:rsid="000f1ee6" officeooo:paragraph-rsid="000f1ee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Futura Std Condensed Light" fo:font-size="16pt" fo:language="fr" fo:country="FR" officeooo:rsid="000f1ee6" officeooo:paragraph-rsid="000fe463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20pt" fo:language="fr" fo:country="FR" style:text-underline-style="none" officeooo:rsid="000d57c1" officeooo:paragraph-rsid="000d57c1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Futura Std Condensed" fo:font-size="20pt" fo:language="fr" fo:country="FR" style:text-underline-style="none" officeooo:rsid="000d57c1" officeooo:paragraph-rsid="0011c50c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style:font-name="Futura Std Condensed" fo:font-size="20pt" fo:language="fr" fo:country="FR" style:text-underline-style="solid" style:text-underline-width="auto" style:text-underline-color="font-color" officeooo:rsid="000d57c1" officeooo:paragraph-rsid="000d57c1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Futura Std Condensed" fo:font-size="20pt" fo:language="fr" fo:country="FR" style:text-underline-style="solid" style:text-underline-width="auto" style:text-underline-color="font-color" officeooo:rsid="000d57c1" officeooo:paragraph-rsid="000fe463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Futura Std Condensed" fo:font-size="20pt" fo:language="fr" fo:country="FR" officeooo:rsid="000d57c1" officeooo:paragraph-rsid="000fe463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Futura Std Condensed" fo:font-size="30pt" fo:language="fr" fo:country="FR" officeooo:rsid="000d57c1" officeooo:paragraph-rsid="000d57c1" style:font-size-asian="30pt" style:font-size-complex="30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fr" fo:country="FR" style:text-underline-style="none" officeooo:rsid="000d57c1" officeooo:paragraph-rsid="000d57c1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fr" fo:country="FR" style:text-underline-style="none" officeooo:rsid="000d57c1" officeooo:paragraph-rsid="000fe463" style:font-size-asian="14pt" style:font-size-complex="16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normal" style:font-weight-asian="normal" style:font-weight-complex="normal"/>
    </style:style>
    <style:style style:name="T3" style:family="text">
      <style:text-properties fo:color="#c9211e" loext:opacity="100%" fo:font-weight="normal" officeooo:rsid="000fe463" style:font-weight-asian="normal" style:font-weight-complex="normal"/>
    </style:style>
    <style:style style:name="T4" style:family="text">
      <style:text-properties fo:color="#c9211e" loext:opacity="100%" officeooo:rsid="000fe463"/>
    </style:style>
    <style:style style:name="T5" style:family="text">
      <style:text-properties fo:color="#c9211e" loext:opacity="100%" officeooo:rsid="0011c50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fe463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0fe463" style:font-weight-asian="normal" style:font-weight-complex="normal"/>
    </style:style>
    <style:style style:name="T11" style:family="text">
      <style:text-properties fo:color="#000000" loext:opacity="100%" fo:font-weight="normal" officeooo:rsid="000d57c1" style:font-weight-asian="normal" style:font-weight-complex="normal"/>
    </style:style>
    <style:style style:name="T12" style:family="text">
      <style:text-properties officeooo:rsid="0011c50c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e4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ste des bruitages et voix nécessaires pour le jeu</text:p>
      <text:p text:style-name="P1"/>
      <text:p text:style-name="P1"/>
      <text:p text:style-name="P8">La Moulue</text:p>
      <text:p text:style-name="P10"/>
      <text:p text:style-name="P14">Walk : <text:span text:style-name="T1">Espadrilles</text:span>.</text:p>
      <text:p text:style-name="P14"/>
      <text:p text:style-name="P14">Idle : Gromellement ou souffle.</text:p>
      <text:p text:style-name="P2"/>
      <text:p text:style-name="P4">Walk backward : <text:span text:style-name="T1">Espadrilles</text:span>.</text:p>
      <text:p text:style-name="P4"/>
      <text:p text:style-name="P4">Jump : <text:span text:style-name="T2">Woosh</text:span> de montée. <text:span text:style-name="T1">Atterrissage</text:span>. <text:span text:style-name="T1">Petit cri/souffle</text:span> de la Moulue.</text:p>
      <text:p text:style-name="P4"/>
      <text:p text:style-name="P4">Down : <text:span text:style-name="T2">Woosh</text:span> de descente. <text:span text:style-name="T1">Petit cri/souffle</text:span> de la Moulue,</text:p>
      <text:p text:style-name="P4"/>
      <text:p text:style-name="P4">Punch : <text:span text:style-name="T2">Woosh</text:span> de rouleau. <text:span text:style-name="T2">Cri</text:span> de la Moulue.</text:p>
      <text:p text:style-name="P4"/>
      <text:p text:style-name="P4">Kick : <text:span text:style-name="T2">Woosh</text:span> de <text:span text:style-name="T8">pied</text:span>. <text:span text:style-name="T2">Cri</text:span> de la Moulue.</text:p>
      <text:p text:style-name="P4"/>
      <text:p text:style-name="P4">Slash : <text:span text:style-name="T2">Woosh</text:span> de rouleau. <text:span text:style-name="T1">« Long »</text:span><text:span text:style-name="T2">Cri</text:span> de la Moulue (façon Bruce Lee).</text:p>
      <text:p text:style-name="P4"/>
      <text:p text:style-name="P4">Parry : <text:span text:style-name="T2">Petit Woosh</text:span> de rouleau. <text:span text:style-name="T1">Cri</text:span> de la Moulue.</text:p>
      <text:p text:style-name="P4"/>
      <text:p text:style-name="P6">Trick : <text:span text:style-name="T1">Woosh</text:span> de rouleau. <text:span text:style-name="T1">Petit </text:span><text:span text:style-name="T4">bruit</text:span> de la Moulue.</text:p>
      <text:p text:style-name="P6"/>
      <text:p text:style-name="P6">Get hit : <text:span text:style-name="T2">Impact</text:span> ventre. <text:span text:style-name="T1">Cri</text:span> de la Moulue.</text:p>
      <text:p text:style-name="P6"/>
      <text:p text:style-name="P6">Insult : <text:span text:style-name="T1">Petit woosh</text:span> rouleau. <text:span text:style-name="T1">Divers mots</text:span> (voir liste) de la Moulue.</text:p>
      <text:p text:style-name="P6"/>
      <text:p text:style-name="P6">K.O. : <text:span text:style-name="T1">Gros impact</text:span> du coup. <text:span text:style-name="T1">Atterrissage</text:span>. <text:span text:style-name="T1">« Son »</text:span> de la Moulue. Rebonds pieds, mains et rouleau.</text:p>
      <text:p text:style-name="P6"/>
      <text:p text:style-name="P6">In : <text:span text:style-name="T1">« Explosion »</text:span>. « Dissipation ». <text:span text:style-name="T1">Mot</text:span> de la Moulue.</text:p>
      <text:p text:style-name="P6"/>
      <text:p text:style-name="P6">Slap : <text:span text:style-name="T2">Woosh</text:span> de rouleau. <text:span text:style-name="T1">Petit bruit</text:span> de la Moulue.</text:p>
      <text:p text:style-name="P6"/>
      <text:p text:style-name="P12"><text:soft-page-break/><text:span text:style-name="T13">L</text:span><text:span text:style-name="T14">e Couillu</text:span></text:p>
      <text:p text:style-name="P11"/>
      <text:p text:style-name="P15">Walk : <text:span text:style-name="T4">Petit gromellement</text:span>.</text:p>
      <text:p text:style-name="P15"/>
      <text:p text:style-name="P15">Idle : <text:span text:style-name="T2">Gromellement</text:span> <text:span text:style-name="T8">de contentement</text:span>.</text:p>
      <text:p text:style-name="P3"/>
      <text:p text:style-name="P5">Walk backward : <text:span text:style-name="T4">Petit gromellement</text:span>.</text:p>
      <text:p text:style-name="P5"/>
      <text:p text:style-name="P5">Jump : <text:span text:style-name="T2">Woosh</text:span> de montée. <text:span text:style-name="T1">Atterrissage</text:span>. <text:span text:style-name="T1">Petit cri/souffle</text:span> d<text:span text:style-name="T8">u Couillu</text:span>.</text:p>
      <text:p text:style-name="P5"/>
      <text:p text:style-name="P5">Down : <text:span text:style-name="T4">C</text:span><text:span text:style-name="T1">ri/souffle</text:span><text:span text:style-name="T9"> d</text:span><text:span text:style-name="T10">u Couillu.</text:span></text:p>
      <text:p text:style-name="P5"/>
      <text:p text:style-name="P5">Punch : <text:span text:style-name="T2">Woosh</text:span> de <text:span text:style-name="T8">bouteille</text:span>. <text:span text:style-name="T2">Cri</text:span> <text:span text:style-name="T9">d</text:span><text:span text:style-name="T10">u Couillu</text:span>.</text:p>
      <text:p text:style-name="P5"/>
      <text:p text:style-name="P5">Kick : <text:span text:style-name="T2">Woosh</text:span> de <text:span text:style-name="T8">Pied</text:span>. <text:span text:style-name="T2">Cri</text:span> <text:span text:style-name="T9">d</text:span><text:span text:style-name="T10">u Couillu</text:span>.</text:p>
      <text:p text:style-name="P5"/>
      <text:p text:style-name="P5">Slash : <text:span text:style-name="T2">Woosh</text:span> de <text:span text:style-name="T8">bouteille</text:span>. <text:span text:style-name="T1">« Long »</text:span><text:span text:style-name="T2">Cri</text:span> <text:span text:style-name="T9">d</text:span><text:span text:style-name="T10">u Couillu</text:span>.</text:p>
      <text:p text:style-name="P5"/>
      <text:p text:style-name="P5">Parry : <text:span text:style-name="T2">Petit Woosh</text:span> de <text:span text:style-name="T8">bouteille</text:span>. <text:span text:style-name="T1">Cri</text:span> <text:span text:style-name="T9">d</text:span><text:span text:style-name="T10">u Couillu</text:span>.</text:p>
      <text:p text:style-name="P5"/>
      <text:p text:style-name="P7">Trick : <text:span text:style-name="T4">Petit w</text:span><text:span text:style-name="T1">oosh</text:span> <text:span text:style-name="T8">de main et pied</text:span>. <text:span text:style-name="T1">Petit </text:span><text:span text:style-name="T4">bruit</text:span> <text:span text:style-name="T11">d</text:span><text:span text:style-name="T10">u Couillu</text:span>.</text:p>
      <text:p text:style-name="P7"/>
      <text:p text:style-name="P7">Get hit : <text:span text:style-name="T2">Impact</text:span> ventre. <text:span text:style-name="T1">Cri</text:span> <text:span text:style-name="T11">d</text:span><text:span text:style-name="T10">u Couillu</text:span>.</text:p>
      <text:p text:style-name="P7"/>
      <text:p text:style-name="P7">Insult : <text:span text:style-name="T1">Petit woosh</text:span> <text:span text:style-name="T8">main</text:span>. <text:span text:style-name="T1">Divers mots</text:span> (voir liste) <text:span text:style-name="T11">d</text:span><text:span text:style-name="T10">u Couillu</text:span>.</text:p>
      <text:p text:style-name="P7"/>
      <text:p text:style-name="P7">K.O. : <text:span text:style-name="T1">Gros impact</text:span> du coup. <text:span text:style-name="T1">Atterrissage</text:span>. <text:span text:style-name="T1">« Son »</text:span> <text:span text:style-name="T11">d</text:span><text:span text:style-name="T10">u Couillu</text:span>. Rebonds <text:span text:style-name="T12">corps</text:span> et <text:span text:style-name="T8">bouteille</text:span>.</text:p>
      <text:p text:style-name="P7"/>
      <text:p text:style-name="P7">In : <text:span text:style-name="T5">Woosh</text:span><text:span text:style-name="T12"> de descente. </text:span><text:span text:style-name="T5">Atterrissage</text:span>. <text:span text:style-name="T1">Mot</text:span> <text:span text:style-name="T11">d</text:span><text:span text:style-name="T10">u Couillu</text:span>.</text:p>
      <text:p text:style-name="P7"/>
      <text:p text:style-name="P7">Slap : <text:span text:style-name="T2">Woosh</text:span> de <text:span text:style-name="T12">main</text:span>. <text:span text:style-name="T1">« </text:span><text:span text:style-name="T5">Mot »</text:span> <text:span text:style-name="T11">d</text:span><text:span text:style-name="T10">u Couillu</text:span>.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L<text:span text:style-name="T12">iste des insult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20:01:41.808000000</meta:creation-date>
    <dc:date>2022-05-09T20:40:02.762000000</dc:date>
    <meta:editing-duration>PT4M49S</meta:editing-duration>
    <meta:editing-cycles>1</meta:editing-cycles>
    <meta:document-statistic meta:table-count="0" meta:image-count="0" meta:object-count="0" meta:page-count="3" meta:paragraph-count="34" meta:word-count="292" meta:character-count="1573" meta:non-whitespace-character-count="1315"/>
    <meta:generator>LibreOffice/7.2.5.2$Windows_X86_64 LibreOffice_project/499f9727c189e6ef3471021d6132d4c694f357e5</meta:generator>
  </office:meta>
</office:document-meta>
</file>